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S STORY :</text:p>
      <text:p text:style-name="P1"><text:tab/>1- Je suis un joueur et je souhaite jouer à un jeu dans lequel on incarne un serpent qui grandit en mangeant des pommes (Snake).</text:p>
      <text:p text:style-name="P1"><text:tab/>2- Je veux que la difficulté augmente progressivement durant la partie.</text:p>
      <text:p text:style-name="P1"><text:tab/>3- Je veux avoir plusieurs niveau de difficultés.</text:p>
      <text:p text:style-name="P1"><text:tab/>4- Je souhaite pouvoir mettre le jeu en pause.</text:p>
      <text:p text:style-name="Standard"/>
      <text:p text:style-name="Standard">CONDITIONS DE SATISFACTION :</text:p>
      <text:p text:style-name="Standard"><text:tab/>1- Je veux pouvoir jouer sur tout les supports.</text:p>
      <text:p text:style-name="Standard"><text:tab/>2- Je veux diriger avec les flèches du clavier</text:p>
      <text:p text:style-name="Standard"><text:tab/>3- Je veux choisir le niveau de difficulté avant de commencer une partie.</text:p>
      <text:p text:style-name="Standard"><text:tab/></text:p>
      <text:p text:style-name="Standard"/>
      <text:p text:style-name="Standard">Tâches :</text:p>
      <text:p text:style-name="Standard"><text:tab/>A- Créer un serpent.</text:p>
      <text:p text:style-name="Standard"><text:tab/>B- Fonction de contrôle du serpent.</text:p>
      <text:p text:style-name="Standard"><text:tab/>C- Création de la Map</text:p>
      <text:p text:style-name="Standard"><text:tab/>D- Créer un générateur de pommes aléatoire.</text:p>
      <text:p text:style-name="Standard"><text:tab/>E- Fonctions de calcule de Score.</text:p>
      <text:p text:style-name="Standard"><text:tab/>G- Implémentation dans une interface graphique.</text:p>
      <text:p text:style-name="Standard"><text:tab/>H- Fonction de choix de difficulté.</text:p>
      <text:p text:style-name="Standard"><text:tab/>I- Mettre jeu en pause , augmenter la difficulté progressivement</text:p>
      <text:p text:style-name="Standard"/>
      <text:p text:style-name="Standard"><text:tab/>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User Story</text:p>
          </table:table-cell>
          <table:table-cell table:style-name="Tableau1.A1" office:value-type="string">
            <text:p text:style-name="P2">Tâches</text:p>
          </table:table-cell>
          <table:table-cell table:style-name="Tableau1.A1" office:value-type="string">
            <text:p text:style-name="P2">En cours</text:p>
          </table:table-cell>
          <table:table-cell table:style-name="Tableau1.A1" office:value-type="string">
            <text:p text:style-name="P2">En test</text:p>
          </table:table-cell>
          <table:table-cell table:style-name="Tableau1.E1" office:value-type="string">
            <text:p text:style-name="P2">Faite</text:p>
          </table:table-cell>
        </table:table-row>
        <table:table-row>
          <table:table-cell table:style-name="Tableau1.A2" office:value-type="float" office:value="1">
            <text:p text:style-name="Table_20_Contents">1</text:p>
          </table:table-cell>
          <table:table-cell table:style-name="Tableau1.B2" office:value-type="string">
            <text:p text:style-name="Table_20_Contents">- A</text:p>
            <text:p text:style-name="Table_20_Contents">- B</text:p>
            <text:p text:style-name="Table_20_Contents">- C</text:p>
            <text:p text:style-name="Table_20_Contents">- D</text:p>
            <text:p text:style-name="Table_20_Contents">- G </text:p>
          </table:table-cell>
          <table:table-cell table:style-name="Tableau1.B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>X</text:p>
            <text:p text:style-name="Table_20_Contents">X</text:p>
            <text:p text:style-name="Table_20_Contents">X</text:p>
            <text:p text:style-name="Table_20_Contents">X</text:p>
            <text:p text:style-name="Table_20_Contents">X</text:p>
          </table:table-cell>
        </table:table-row>
        <table:table-row>
          <table:table-cell table:style-name="Tableau1.A2" office:value-type="float" office:value="2">
            <text:p text:style-name="Table_20_Contents">2</text:p>
          </table:table-cell>
          <table:table-cell table:style-name="Tableau1.B2" office:value-type="string">
            <text:p text:style-name="Table_20_Contents">- E</text:p>
            <text:p text:style-name="Table_20_Contents"/>
          </table:table-cell>
          <table:table-cell table:style-name="Tableau1.B2" office:value-type="string">
            <text:p text:style-name="Table_20_Contents">X</text:p>
            <text:p text:style-name="Table_20_Contents"/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float" office:value="3">
            <text:p text:style-name="Table_20_Contents">3</text:p>
          </table:table-cell>
          <table:table-cell table:style-name="Tableau1.B2" office:value-type="string">
            <text:p text:style-name="Table_20_Contents">- H</text:p>
          </table:table-cell>
          <table:table-cell table:style-name="Tableau1.B2" office:value-type="string">
            <text:p text:style-name="Table_20_Contents">X</text:p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float" office:value="4">
            <text:p text:style-name="Table_20_Contents">4</text:p>
          </table:table-cell>
          <table:table-cell table:style-name="Tableau1.B2" office:value-type="string">
            <text:p text:style-name="Table_20_Contents">- I</text:p>
          </table:table-cell>
          <table:table-cell table:style-name="Tableau1.B2" office:value-type="string">
            <text:p text:style-name="Table_20_Contents">X</text:p>
          </table:table-cell>
          <table:table-cell table:style-name="Tableau1.B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 table:number-columns-repeated="5"/>
        <text:soft-page-break/>
        <table:table-row>
          <table:table-cell table:style-name="Tableau2.A1" office:value-type="string">
            <text:p text:style-name="P2">User Story</text:p>
          </table:table-cell>
          <table:table-cell table:style-name="Tableau2.A1" office:value-type="string">
            <text:p text:style-name="P2">Tâches</text:p>
          </table:table-cell>
          <table:table-cell table:style-name="Tableau2.A1" office:value-type="string">
            <text:p text:style-name="P2">En cours</text:p>
          </table:table-cell>
          <table:table-cell table:style-name="Tableau2.A1" office:value-type="string">
            <text:p text:style-name="P2">En test</text:p>
          </table:table-cell>
          <table:table-cell table:style-name="Tableau2.E1" office:value-type="string">
            <text:p text:style-name="P2">Faite</text:p>
          </table:table-cell>
        </table:table-row>
        <table:table-row>
          <table:table-cell table:style-name="Tableau2.A2" office:value-type="float" office:value="1">
            <text:p text:style-name="Table_20_Contents">1</text:p>
          </table:table-cell>
          <table:table-cell table:style-name="Tableau2.B2" office:value-type="string">
            <text:p text:style-name="Table_20_Contents">- A</text:p>
            <text:p text:style-name="Table_20_Contents">- B</text:p>
            <text:p text:style-name="Table_20_Contents">- C</text:p>
            <text:p text:style-name="Table_20_Contents">- D</text:p>
            <text:p text:style-name="Table_20_Contents">- G </text:p>
          </table:table-cell>
          <table:table-cell table:style-name="Tableau2.B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  <table:table-cell table:style-name="Tableau2.E2" office:value-type="string">
            <text:p text:style-name="Table_20_Contents">X </text:p>
            <text:p text:style-name="Table_20_Contents">X</text:p>
            <text:p text:style-name="Table_20_Contents">X</text:p>
            <text:p text:style-name="Table_20_Contents">X</text:p>
            <text:p text:style-name="Table_20_Contents">X</text:p>
          </table:table-cell>
        </table:table-row>
        <table:table-row>
          <table:table-cell table:style-name="Tableau2.A2" office:value-type="float" office:value="2">
            <text:p text:style-name="Table_20_Contents">2</text:p>
          </table:table-cell>
          <table:table-cell table:style-name="Tableau2.B2" office:value-type="string">
            <text:p text:style-name="Table_20_Contents">- E</text:p>
            <text:p text:style-name="Table_20_Contents"/>
          </table:table-cell>
          <table:table-cell table:style-name="Tableau2.B2" office:value-type="string">
            <text:p text:style-name="Table_20_Contents"/>
          </table:table-cell>
          <table:table-cell table:style-name="Tableau2.B2" office:value-type="string">
            <text:p text:style-name="Table_20_Contents">X</text:p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float" office:value="3">
            <text:p text:style-name="Table_20_Contents">3</text:p>
          </table:table-cell>
          <table:table-cell table:style-name="Tableau2.B2" office:value-type="string">
            <text:p text:style-name="Table_20_Contents">- H</text:p>
          </table:table-cell>
          <table:table-cell table:style-name="Tableau2.B2" office:value-type="string">
            <text:p text:style-name="Table_20_Contents"/>
          </table:table-cell>
          <table:table-cell table:style-name="Tableau2.B2" office:value-type="string">
            <text:p text:style-name="Table_20_Contents">X</text:p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float" office:value="4">
            <text:p text:style-name="Table_20_Contents">4</text:p>
          </table:table-cell>
          <table:table-cell table:style-name="Tableau2.B2" office:value-type="string">
            <text:p text:style-name="Table_20_Contents">- I</text:p>
          </table:table-cell>
          <table:table-cell table:style-name="Tableau2.B2" office:value-type="string">
            <text:p text:style-name="Table_20_Contents">X</text:p>
          </table:table-cell>
          <table:table-cell table:style-name="Tableau2.B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2">User Story</text:p>
          </table:table-cell>
          <table:table-cell table:style-name="Tableau3.A1" office:value-type="string">
            <text:p text:style-name="P2">Tâches</text:p>
          </table:table-cell>
          <table:table-cell table:style-name="Tableau3.A1" office:value-type="string">
            <text:p text:style-name="P2">En cours</text:p>
          </table:table-cell>
          <table:table-cell table:style-name="Tableau3.A1" office:value-type="string">
            <text:p text:style-name="P2">En test</text:p>
          </table:table-cell>
          <table:table-cell table:style-name="Tableau3.E1" office:value-type="string">
            <text:p text:style-name="P2">Faite</text:p>
          </table:table-cell>
        </table:table-row>
        <table:table-row>
          <table:table-cell table:style-name="Tableau3.A2" office:value-type="float" office:value="1">
            <text:p text:style-name="Table_20_Contents">1</text:p>
          </table:table-cell>
          <table:table-cell table:style-name="Tableau3.B2" office:value-type="string">
            <text:p text:style-name="Table_20_Contents">- A</text:p>
            <text:p text:style-name="Table_20_Contents">- B</text:p>
            <text:p text:style-name="Table_20_Contents">- C</text:p>
            <text:p text:style-name="Table_20_Contents">- D</text:p>
            <text:p text:style-name="Table_20_Contents">- G </text:p>
          </table:table-cell>
          <table:table-cell table:style-name="Tableau3.B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>X </text:p>
            <text:p text:style-name="Table_20_Contents">X</text:p>
            <text:p text:style-name="Table_20_Contents">X</text:p>
            <text:p text:style-name="Table_20_Contents">X</text:p>
            <text:p text:style-name="Table_20_Contents">X</text:p>
          </table:table-cell>
        </table:table-row>
        <table:table-row>
          <table:table-cell table:style-name="Tableau3.A2" office:value-type="float" office:value="2">
            <text:p text:style-name="Table_20_Contents">2</text:p>
          </table:table-cell>
          <table:table-cell table:style-name="Tableau3.B2" office:value-type="string">
            <text:p text:style-name="Table_20_Contents">- E</text:p>
            <text:p text:style-name="Table_20_Contents"/>
          </table:table-cell>
          <table:table-cell table:style-name="Tableau3.B2" office:value-type="string">
            <text:p text:style-name="Table_20_Contents"/>
          </table:table-cell>
          <table:table-cell table:style-name="Tableau3.B2" office:value-type="string">
            <text:p text:style-name="Table_20_Contents"/>
            <text:p text:style-name="Table_20_Contents"/>
          </table:table-cell>
          <table:table-cell table:style-name="Tableau3.E2" office:value-type="string">
            <text:p text:style-name="Table_20_Contents">X</text:p>
          </table:table-cell>
        </table:table-row>
        <table:table-row>
          <table:table-cell table:style-name="Tableau3.A2" office:value-type="float" office:value="3">
            <text:p text:style-name="Table_20_Contents">3</text:p>
          </table:table-cell>
          <table:table-cell table:style-name="Tableau3.B2" office:value-type="string">
            <text:p text:style-name="Table_20_Contents">- H</text:p>
          </table:table-cell>
          <table:table-cell table:style-name="Tableau3.B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>X</text:p>
          </table:table-cell>
        </table:table-row>
        <table:table-row>
          <table:table-cell table:style-name="Tableau3.A2" office:value-type="float" office:value="4">
            <text:p text:style-name="Table_20_Contents">4</text:p>
          </table:table-cell>
          <table:table-cell table:style-name="Tableau3.B2" office:value-type="string">
            <text:p text:style-name="Table_20_Contents">- I</text:p>
          </table:table-cell>
          <table:table-cell table:style-name="Tableau3.B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9T09:42:29.09</meta:creation-date>
    <dc:date>2015-01-09T12:45:03.76</dc:date>
    <meta:editing-duration>PT14H54M5S</meta:editing-duration>
    <meta:editing-cycles>19</meta:editing-cycles>
    <meta:generator>OpenOffice/4.1.1$Win32 OpenOffice.org_project/411m6$Build-9775</meta:generator>
    <meta:document-statistic meta:table-count="3" meta:image-count="0" meta:object-count="0" meta:page-count="2" meta:paragraph-count="95" meta:word-count="251" meta:character-count="1045"/>
  </office:meta>
</office:document-meta>
</file>